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ans" svg:font-family="Open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1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OpenSans" fo:font-size="9pt" fo:font-style="normal" fo:text-shadow="none" style:text-underline-style="none" fo:font-weight="bold" style:font-size-asian="9pt" style:font-style-asian="normal" style:font-weight-asian="bold" style:font-name-complex="OpenSans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Mean Planetary Temperature</text:p>
          </table:table-cell>
          <table:table-cell table:style-name="ce1" office:value-type="string" calcext:value-type="string">
            <text:p>Ice Latitude</text:p>
          </table:table-cell>
          <table:table-cell table:style-name="ce1" office:value-type="string" calcext:value-type="string">
            <text:p>Planetary Albedo</text:p>
          </table:table-cell>
          <table:table-cell table:number-columns-repeated="2"/>
          <table:table-cell>
            <draw:frame table:end-cell-address="Tabellenblatt1.K21" table:end-x="76.22pt" table:end-y="12.73pt" draw:z-index="0" draw:name="Chart 1" draw:style-name="gr1" draw:text-style-name="P1" svg:width="403.48pt" svg:height="297.72pt" svg:x="73.5pt" svg:y="14.26pt">
              <draw:object draw:notify-on-update-of-ranges="Tabellenblatt1.A2:Tabellenblatt1.A2 Tabellenblatt1.A3:Tabellenblatt1.A8 Tabellenblatt1.B3:Tabellenblatt1.B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Tabellenblatt1.Q21" table:end-x="49.21pt" table:end-y="12.73pt" draw:z-index="1" draw:name="Chart 2" draw:style-name="gr1" draw:text-style-name="P1" svg:width="403.48pt" svg:height="297.72pt" svg:x="46.49pt" svg:y="14.26pt">
              <draw:object draw:notify-on-update-of-ranges="Tabellenblatt1.A2:Tabellenblatt1.A2 Tabellenblatt1.A3:Tabellenblatt1.A8 Tabellenblatt1.C3:Tabellenblatt1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1"/>
        </table:table-row>
        <table:table-row table:style-name="ro2">
          <table:table-cell table:style-name="ce3" table:formula="of:=[.A3]-10" office:value-type="float" office:value="255" calcext:value-type="float">
            <text:p>255</text:p>
          </table:table-cell>
          <table:table-cell table:style-name="ce3" table:formula="of:=[.B3]-15" office:value-type="float" office:value="60" calcext:value-type="float">
            <text:p>60</text:p>
          </table:table-cell>
          <table:table-cell table:style-name="ce3" table:formula="of:=[.C3]+0.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2">
          <table:table-cell table:style-name="ce3" table:formula="of:=[.A4]-10" office:value-type="float" office:value="245" calcext:value-type="float">
            <text:p>245</text:p>
          </table:table-cell>
          <table:table-cell table:style-name="ce3" table:formula="of:=[.B4]-15" office:value-type="float" office:value="45" calcext:value-type="float">
            <text:p>45</text:p>
          </table:table-cell>
          <table:table-cell table:style-name="ce3" table:formula="of:=[.C4]+0.1" office:value-type="float" office:value="0.35" calcext:value-type="float">
            <text:p>0.35</text:p>
          </table:table-cell>
          <table:table-cell table:number-columns-repeated="1021"/>
        </table:table-row>
        <table:table-row table:style-name="ro2">
          <table:table-cell table:style-name="ce3" table:formula="of:=[.A5]-10" office:value-type="float" office:value="235" calcext:value-type="float">
            <text:p>235</text:p>
          </table:table-cell>
          <table:table-cell table:style-name="ce3" table:formula="of:=[.B5]-15" office:value-type="float" office:value="30" calcext:value-type="float">
            <text:p>30</text:p>
          </table:table-cell>
          <table:table-cell table:style-name="ce3" table:formula="of:=[.C5]+0.1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style-name="ce3" table:formula="of:=[.A6]-10" office:value-type="float" office:value="225" calcext:value-type="float">
            <text:p>225</text:p>
          </table:table-cell>
          <table:table-cell table:style-name="ce3" table:formula="of:=[.B6]-15" office:value-type="float" office:value="15" calcext:value-type="float">
            <text:p>15</text:p>
          </table:table-cell>
          <table:table-cell table:style-name="ce3" table:formula="of:=[.C6]+0.1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style-name="ce3" table:formula="of:=[.A7]-10" office:value-type="float" office:value="215" calcext:value-type="float">
            <text:p>215</text:p>
          </table:table-cell>
          <table:table-cell table:style-name="ce3" table:formula="of:=[.B7]-15" office:value-type="float" office:value="0" calcext:value-type="float">
            <text:p>0</text:p>
          </table:table-cell>
          <table:table-cell table:style-name="ce3" table:formula="of:=[.C7]+0.1" office:value-type="float" office:value="0.65" calcext:value-type="float">
            <text:p>0.65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6"/>
          <table:table-cell table:style-name="ce4" office:value-type="string" calcext:value-type="string">
            <text:p>Least square method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3" table:number-matrix-columns-spanned="2" table:number-matrix-rows-spanned="1" table:formula="of:=LINEST([.A3:.A8];[.B3:.B8])" office:value-type="float" office:value="0.666666666666667" calcext:value-type="float">
            <text:p>0.666666666666667</text:p>
          </table:table-cell>
          <table:table-cell table:style-name="ce3" office:value-type="float" office:value="215" calcext:value-type="float">
            <text:p>215</text:p>
          </table:table-cell>
          <table:table-cell table:style-name="ce2" office:value-type="string" calcext:value-type="string">
            <text:p>Latitude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3" table:number-matrix-columns-spanned="2" table:number-matrix-rows-spanned="1" table:formula="of:=LINEST([.A3:.A8];[.C3:.C8])" office:value-type="float" office:value="-100" calcext:value-type="float">
            <text:p>-100</text:p>
          </table:table-cell>
          <table:table-cell table:style-name="ce3" office:value-type="float" office:value="280" calcext:value-type="float">
            <text:p>280</text:p>
          </table:table-cell>
          <table:table-cell table:style-name="ce2" office:value-type="string" calcext:value-type="string">
            <text:p>Albedo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ans" svg:font-family="Open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2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4.235cm" svg:height="10.504cm" xlink:href=".." xlink:type="simple" chart:class="chart:scatter" chart:style-name="ch1">
        <chart:legend chart:legend-position="end" svg:x="9.346cm" svg:y="4.307cm" style:legend-expansion="high" chart:style-name="ch2"/>
        <chart:plot-area chart:style-name="ch3" table:cell-range-address="Tabellenblatt1.A3:Tabellenblatt1.B8 Tabellenblatt1.A2:Tabellenblatt1.A2" chart:data-source-has-labels="row" svg:x="1.344cm" svg:y="0.21cm" svg:width="7.718cm" svg:height="10.084cm">
          <chartooo:coordinate-region svg:x="2.151cm" svg:y="0.409cm" svg:width="6.724cm" svg:height="9.23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title svg:x="0.451cm" svg:y="7.539cm" chart:style-name="ch7">
              <text:p>Mean Planetary Temperature</text:p>
            </chart:title>
            <chart:grid chart:style-name="ch5" chart:class="major"/>
          </chart:axis>
          <chart:series chart:style-name="ch8" chart:values-cell-range-address="Tabellenblatt1.A3:Tabellenblatt1.A8" chart:label-cell-address="Tabellenblatt1.A2:Tabellenblatt1.A2" chart:class="chart:scatter">
            <chart:domain table:cell-range-address="Tabellenblatt1.B3:Tabellenblatt1.B8"/>
            <chart:regression-curve chart:style-name="ch9">
              <chart:equation chart:display-equation="true" chart:display-r-square="fals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Planetary Temperature</text:p>
                <draw:g>
                  <svg:desc>Tabellenblatt1.A2:Tabellenblat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abellenblatt1.B3:Tabellenblatt1.B8</svg:desc>
                </draw:g>
              </table:table-cell>
              <table:table-cell office:value-type="float" office:value="265">
                <text:p>265</text:p>
                <draw:g>
                  <svg:desc>Tabellenblatt1.A3:Tabellenblat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2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4.235cm" svg:height="10.504cm" xlink:href=".." xlink:type="simple" chart:class="chart:scatter" chart:style-name="ch1">
        <chart:legend chart:legend-position="end" svg:x="9.346cm" svg:y="4.307cm" style:legend-expansion="high" chart:style-name="ch2"/>
        <chart:plot-area chart:style-name="ch3" table:cell-range-address="Tabellenblatt1.C3:Tabellenblatt1.C8 Tabellenblatt1.A2:Tabellenblatt1.A8" chart:data-source-has-labels="row" svg:x="1.344cm" svg:y="0.21cm" svg:width="7.718cm" svg:height="10.084cm">
          <chartooo:coordinate-region svg:x="2.151cm" svg:y="0.409cm" svg:width="6.671cm" svg:height="9.23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title svg:x="0.451cm" svg:y="7.539cm" chart:style-name="ch7">
              <text:p>Mean Planetary Temperature</text:p>
            </chart:title>
            <chart:grid chart:style-name="ch5" chart:class="major"/>
          </chart:axis>
          <chart:series chart:style-name="ch8" chart:values-cell-range-address="Tabellenblatt1.A3:Tabellenblatt1.A8" chart:label-cell-address="Tabellenblatt1.A2:Tabellenblatt1.A2" chart:class="chart:scatter">
            <chart:domain table:cell-range-address="Tabellenblatt1.C3:Tabellenblatt1.C8"/>
            <chart:regression-curve chart:style-name="ch9">
              <chart:equation chart:display-equation="true" chart:display-r-square="fals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n Planetary Temperature</text:p>
                <draw:g>
                  <svg:desc>Tabellenblatt1.A2:Tabellenblat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Tabellenblatt1.C3:Tabellenblatt1.C8</svg:desc>
                </draw:g>
              </table:table-cell>
              <table:table-cell office:value-type="float" office:value="265">
                <text:p>265</text:p>
                <draw:g>
                  <svg:desc>Tabellenblatt1.A3:Tabellenblat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